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25%"/>
    </style:style>
    <style:style style:name="P2" style:family="paragraph" style:parent-style-name="Standard">
      <style:paragraph-properties fo:line-height="125%"/>
      <style:text-properties fo:font-size="12pt" fo:font-weight="normal" style:font-size-asian="12pt" style:font-weight-asian="normal" style:font-size-complex="12pt" style:font-weight-complex="normal"/>
    </style:style>
    <style:style style:name="P3" style:family="paragraph" style:parent-style-name="Standard">
      <style:paragraph-properties fo:line-height="125%"/>
      <style:text-properties fo:font-size="12pt" fo:font-weight="normal" officeooo:rsid="0018fa3f" officeooo:paragraph-rsid="0019a548" style:font-size-asian="12pt" style:font-weight-asian="normal" style:font-size-complex="12pt" style:font-weight-complex="normal"/>
    </style:style>
    <style:style style:name="P4" style:family="paragraph" style:parent-style-name="Standard">
      <style:paragraph-properties fo:line-height="125%"/>
      <style:text-properties fo:font-size="12pt" fo:font-weight="normal" officeooo:rsid="0034e231" officeooo:paragraph-rsid="0034e231" style:font-size-asian="12pt" style:font-weight-asian="normal" style:font-size-complex="12pt" style:font-weight-complex="normal"/>
    </style:style>
    <style:style style:name="P5" style:family="paragraph" style:parent-style-name="Standard">
      <style:paragraph-properties fo:line-height="125%"/>
      <style:text-properties fo:font-size="12pt" fo:font-weight="bold" style:font-size-asian="12pt" style:font-weight-asian="bold" style:font-size-complex="12pt" style:font-weight-complex="bold"/>
    </style:style>
    <style:style style:name="P6" style:family="paragraph" style:parent-style-name="Standard">
      <style:paragraph-properties fo:line-height="125%"/>
      <style:text-properties fo:font-size="20pt" fo:font-weight="bold" style:font-size-asian="20pt" style:font-weight-asian="bold" style:font-size-complex="20pt" style:font-weight-complex="bold"/>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line-height="125%"/>
      <style:text-properties fo:font-weight="bold" style:font-weight-asian="bold" style:font-weight-complex="bold"/>
    </style:style>
    <style:style style:name="P9" style:family="paragraph" style:parent-style-name="Standard">
      <style:text-properties fo:font-style="italic" style:font-style-asian="italic" style:font-style-complex="italic"/>
    </style:style>
    <style:style style:name="P10" style:family="paragraph" style:parent-style-name="Standard">
      <style:text-properties fo:font-style="italic" officeooo:paragraph-rsid="0020def7" style:font-style-asian="italic" style:font-style-complex="italic"/>
    </style:style>
    <style:style style:name="P11" style:family="paragraph" style:parent-style-name="Standard">
      <style:text-properties fo:font-style="italic" officeooo:paragraph-rsid="00228f18" style:font-style-asian="italic" style:font-style-complex="italic"/>
    </style:style>
    <style:style style:name="P12" style:family="paragraph" style:parent-style-name="Standard">
      <style:text-properties fo:font-style="italic" officeooo:paragraph-rsid="00280e30" style:font-style-asian="italic" style:font-style-complex="italic"/>
    </style:style>
    <style:style style:name="P13" style:family="paragraph" style:parent-style-name="Standard">
      <style:text-properties fo:font-style="italic" officeooo:paragraph-rsid="002b524e" style:font-style-asian="italic" style:font-style-complex="italic"/>
    </style:style>
    <style:style style:name="P14" style:family="paragraph" style:parent-style-name="Standard">
      <style:text-properties fo:font-style="italic" officeooo:paragraph-rsid="003591a2" style:font-style-asian="italic" style:font-style-complex="italic"/>
    </style:style>
    <style:style style:name="P15" style:family="paragraph" style:parent-style-name="Standard">
      <style:text-properties fo:font-style="normal" fo:font-weight="bold" style:font-style-asian="normal" style:font-weight-asian="bold" style:font-style-complex="normal" style:font-weight-complex="bold"/>
    </style:style>
    <style:style style:name="P16" style:family="paragraph" style:parent-style-name="Standard">
      <style:text-properties fo:font-style="normal" officeooo:paragraph-rsid="00245621" style:font-style-asian="normal" style:font-style-complex="normal"/>
    </style:style>
    <style:style style:name="P17" style:family="paragraph" style:parent-style-name="Standard">
      <style:text-properties fo:font-style="normal" officeooo:rsid="0027de40" officeooo:paragraph-rsid="0027de40" style:font-style-asian="normal" style:font-style-complex="normal"/>
    </style:style>
    <style:style style:name="P18" style:family="paragraph" style:parent-style-name="Standard">
      <style:text-properties fo:font-style="normal" officeooo:rsid="0027de40" officeooo:paragraph-rsid="00261ce6" style:font-style-asian="normal" style:font-style-complex="normal"/>
    </style:style>
    <style:style style:name="P19" style:family="paragraph" style:parent-style-name="Standard">
      <style:text-properties fo:font-style="normal" officeooo:rsid="0027de40" officeooo:paragraph-rsid="0039dbed" style:font-style-asian="normal" style:font-style-complex="normal"/>
    </style:style>
    <style:style style:name="P20" style:family="paragraph" style:parent-style-name="Standard">
      <style:text-properties fo:font-style="normal" officeooo:paragraph-rsid="003591a2" style:font-style-asian="normal" style:font-style-complex="normal"/>
    </style:style>
    <style:style style:name="P21" style:family="paragraph" style:parent-style-name="Standard">
      <style:text-properties fo:font-style="normal" officeooo:paragraph-rsid="00367702" style:font-style-asian="normal" style:font-style-complex="normal"/>
    </style:style>
    <style:style style:name="P22" style:family="paragraph" style:parent-style-name="Standard">
      <style:text-properties fo:font-style="normal" officeooo:rsid="003591a2" officeooo:paragraph-rsid="003591a2" style:font-style-asian="normal" style:font-style-complex="normal"/>
    </style:style>
    <style:style style:name="P23" style:family="paragraph" style:parent-style-name="Standard">
      <style:text-properties fo:font-style="normal" officeooo:paragraph-rsid="00261ce6" style:font-style-asian="normal" style:font-style-complex="normal"/>
    </style:style>
    <style:style style:name="P24" style:family="paragraph" style:parent-style-name="Standard">
      <style:text-properties officeooo:paragraph-rsid="002b524e"/>
    </style:style>
    <style:style style:name="P25" style:family="paragraph" style:parent-style-name="Standard">
      <style:paragraph-properties fo:line-height="100%"/>
      <style:text-properties officeooo:paragraph-rsid="0016576c"/>
    </style:style>
    <style:style style:name="P26" style:family="paragraph" style:parent-style-name="Standard">
      <style:text-properties officeooo:rsid="0031c75a" officeooo:paragraph-rsid="0031c75a"/>
    </style:style>
    <style:style style:name="P27" style:family="paragraph" style:parent-style-name="Standard">
      <style:paragraph-properties fo:line-height="125%" fo:padding="0.074cm" fo:border-left="none" fo:border-right="none" fo:border-top="none" fo:border-bottom="0.99pt solid #000000" style:join-border="false"/>
    </style:style>
    <style:style style:name="P28" style:family="paragraph" style:parent-style-name="Standard">
      <style:paragraph-properties fo:margin-top="0cm" fo:margin-bottom="0cm" style:contextual-spacing="false" fo:line-height="100%"/>
      <style:text-properties fo:font-style="italic" officeooo:paragraph-rsid="0020def7" style:font-style-asian="italic" style:font-style-complex="italic"/>
    </style:style>
    <style:style style:name="P29" style:family="paragraph" style:parent-style-name="Text_20_body">
      <style:paragraph-properties fo:margin-top="0cm" fo:margin-bottom="0cm" style:contextual-spacing="false" fo:line-height="100%"/>
      <style:text-properties style:font-name="Times New Roman" fo:font-size="12pt" fo:font-style="italic" fo:font-weight="normal" officeooo:rsid="0016576c" officeooo:paragraph-rsid="0016576c" style:font-size-asian="12pt" style:font-style-asian="italic" style:font-weight-asian="normal" style:font-size-complex="12pt" style:font-style-complex="italic" style:font-weight-complex="normal"/>
    </style:style>
    <style:style style:name="P30" style:family="paragraph" style:parent-style-name="Standard">
      <style:paragraph-properties fo:margin-left="1.251cm" fo:margin-right="0cm" fo:line-height="100%" fo:text-indent="0cm" style:auto-text-indent="false"/>
      <style:text-properties officeooo:paragraph-rsid="0031c75a"/>
    </style:style>
    <style:style style:name="P31" style:family="paragraph" style:parent-style-name="Standard">
      <style:paragraph-properties fo:margin-left="1.251cm" fo:margin-right="0cm" fo:text-indent="0cm" style:auto-text-indent="false"/>
      <style:text-properties officeooo:paragraph-rsid="0033acbc"/>
    </style:style>
    <style:style style:name="P32" style:family="paragraph" style:parent-style-name="Standard">
      <style:paragraph-properties fo:margin-left="1.251cm" fo:margin-right="0cm" fo:text-indent="0cm" style:auto-text-indent="false"/>
      <style:text-properties officeooo:paragraph-rsid="002b524e"/>
    </style:style>
    <style:style style:name="P33" style:family="paragraph" style:parent-style-name="Standard">
      <style:paragraph-properties fo:margin-left="1.251cm" fo:margin-right="0cm" fo:line-height="100%" fo:text-indent="0cm" style:auto-text-indent="false"/>
      <style:text-properties style:text-position="0% 100%" officeooo:rsid="0031c75a" officeooo:paragraph-rsid="0031c75a"/>
    </style:style>
    <style:style style:name="P34" style:family="paragraph" style:parent-style-name="Standard">
      <style:paragraph-properties fo:margin-left="1.251cm" fo:margin-right="0cm" fo:text-indent="0cm" style:auto-text-indent="false"/>
      <style:text-properties officeooo:rsid="0033acbc" officeooo:paragraph-rsid="0033acbc"/>
    </style:style>
    <style:style style:name="P35" style:family="paragraph" style:parent-style-name="Standard">
      <style:text-properties fo:font-style="normal" officeooo:rsid="0039dbed" officeooo:paragraph-rsid="0039dbed" style:font-style-asian="normal" style:font-style-complex="normal"/>
    </style:style>
    <style:style style:name="P36" style:family="paragraph" style:parent-style-name="Standard">
      <style:paragraph-properties fo:line-height="100%"/>
      <style:text-properties officeooo:paragraph-rsid="003b9644"/>
    </style:style>
    <style:style style:name="P3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38" style:family="paragraph">
      <style:paragraph-properties fo:margin-left="0cm" fo:margin-right="0cm" fo:margin-top="0cm" fo:margin-bottom="0cm" fo:line-height="100%" fo:text-indent="0cm"/>
    </style:style>
    <style:style style:name="P39"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T1" style:family="text">
      <style:text-properties officeooo:rsid="0020def7"/>
    </style:style>
    <style:style style:name="T2" style:family="text">
      <style:text-properties fo:font-weight="bold" officeooo:rsid="0016576c" style:font-weight-asian="bold" style:font-weight-complex="bold"/>
    </style:style>
    <style:style style:name="T3" style:family="text">
      <style:text-properties fo:font-weight="bold" officeooo:rsid="0020def7" style:font-weight-asian="bold" style:font-weight-complex="bold"/>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style="italic" fo:font-weight="normal" officeooo:rsid="0016576c" style:font-size-asian="12pt" style:font-style-asian="italic" style:font-weight-asian="normal" style:font-size-complex="12pt" style:font-style-complex="italic" style:font-weight-complex="normal"/>
    </style:style>
    <style:style style:name="T6" style:family="text">
      <style:text-properties officeooo:rsid="00228f18"/>
    </style:style>
    <style:style style:name="T7" style:family="text">
      <style:text-properties officeooo:rsid="00245621"/>
    </style:style>
    <style:style style:name="T8" style:family="text">
      <style:text-properties officeooo:rsid="002528b8"/>
    </style:style>
    <style:style style:name="T9" style:family="text">
      <style:text-properties officeooo:rsid="002b524e"/>
    </style:style>
    <style:style style:name="T10" style:family="text">
      <style:text-properties fo:background-color="transparent"/>
    </style:style>
    <style:style style:name="T11" style:family="text">
      <style:text-properties officeooo:rsid="0030addf"/>
    </style:style>
    <style:style style:name="T12" style:family="text">
      <style:text-properties style:text-position="sub 58%"/>
    </style:style>
    <style:style style:name="T13" style:family="text">
      <style:text-properties style:text-position="sub 58%" officeooo:rsid="0031c75a"/>
    </style:style>
    <style:style style:name="T14" style:family="text">
      <style:text-properties style:text-position="sub 58%" officeooo:rsid="002b524e"/>
    </style:style>
    <style:style style:name="T15" style:family="text">
      <style:text-properties style:text-position="sub 58%" officeooo:rsid="0033acbc"/>
    </style:style>
    <style:style style:name="T16" style:family="text">
      <style:text-properties style:text-position="sub 58%" officeooo:rsid="002528b8"/>
    </style:style>
    <style:style style:name="T17" style:family="text">
      <style:text-properties style:text-position="super 58%" officeooo:rsid="0031c75a"/>
    </style:style>
    <style:style style:name="T18" style:family="text">
      <style:text-properties style:text-position="super 58%" style:font-size-asian="10.5pt"/>
    </style:style>
    <style:style style:name="T19" style:family="text">
      <style:text-properties officeooo:rsid="0031c75a"/>
    </style:style>
    <style:style style:name="T20" style:family="text">
      <style:text-properties style:text-position="0% 100%" officeooo:rsid="0031c75a"/>
    </style:style>
    <style:style style:name="T21" style:family="text">
      <style:text-properties officeooo:rsid="0033acbc"/>
    </style:style>
    <style:style style:name="T22" style:family="text">
      <style:text-properties officeooo:rsid="0034e231"/>
    </style:style>
    <style:style style:name="T23" style:family="text">
      <style:text-properties officeooo:rsid="003591a2"/>
    </style:style>
    <style:style style:name="T24" style:family="text">
      <style:text-properties style:font-name="Times New Roman1" officeooo:rsid="003591a2" style:font-name-asian="Times New Roman1" style:font-name-complex="Times New Roman1"/>
    </style:style>
    <style:style style:name="T25" style:family="text">
      <style:text-properties officeooo:rsid="00367702"/>
    </style:style>
    <style:style style:name="T26" style:family="text">
      <style:text-properties officeooo:rsid="00261ce6"/>
    </style:style>
    <style:style style:name="T27" style:family="text">
      <style:text-properties officeooo:rsid="003822fd"/>
    </style:style>
    <style:style style:name="T28" style:family="text">
      <style:text-properties officeooo:rsid="0039dbed"/>
    </style:style>
    <style:style style:name="T29" style:family="text">
      <style:text-properties officeooo:rsid="003a4b33"/>
    </style:style>
    <style:style style:name="T30" style:family="text">
      <style:text-properties officeooo:rsid="003b9644"/>
    </style:style>
    <style:style style:name="T31" style:family="text">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font-name="Arial1" fo:font-size="12pt" fo:font-style="normal" fo:text-shadow="none" style:text-underline-style="none" fo:font-weight="normal" style:letter-kerning="true" style:font-name-asian="Arial Unicode MS" style:font-size-asian="12pt" style:font-style-asian="normal" style:font-weight-asian="normal" style:font-name-complex="Arial Unicode MS" style:font-size-complex="12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Verteilte Algorithmen</text:p>
      <text:p text:style-name="P6">Aufgabenblatt <text:span text:style-name="T1">6</text:span></text:p>
      <text:p text:style-name="P2">(zum <text:span text:style-name="T1">13</text:span>. <text:span text:style-name="T1">Dez</text:span>ember 2012)</text:p>
      <text:p text:style-name="P1"/>
      <text:p text:style-name="P8">Gruppe 08</text:p>
      <text:p text:style-name="P1">Björn Stabel 222128</text:p>
      <text:p text:style-name="P1">Tim Strehlow 316594</text:p>
      <text:p text:style-name="P1">Friedrich Maiwald 350570</text:p>
      <text:p text:style-name="P27"/>
      <text:p text:style-name="P1"/>
      <text:p text:style-name="P25"><text:span text:style-name="T2">Aufgabe </text:span><text:span text:style-name="T3">6</text:span><text:span text:style-name="T2">.1: </text:span><text:span text:style-name="T4">Synchronisation physischer Uhren nach Cristian </text:span></text:p>
      <text:p text:style-name="P29">Ein Rechner will seine Uhr (ρ = 10–5) mit der Referenzuhr eines anderen Rechners synchronisieren (es wird angenommen, dass diese Referenzuhr eine Drift von 0 hat). Der Median der Nachrichtenlaufzeit x ̃ beträgt 4 ms, die minimale Nachrichtenlaufzeit x<text:span text:style-name="T12">min</text:span> beträgt 2 ms. Die Schranke für einen erfolgreichen Versuch U sei gleich 2x ̃ gewählt. </text:p>
      <text:p text:style-name="P28">a)<text:span text:style-name="T10">  W</text:span>ie viele erfolglose Synchronisationsversuche k muss der Rechner maximal durchführen, damit die Wahrscheinlichkeit für den Verlust der Synchronisation q kleiner als 10–6 ist?</text:p>
      <text:p text:style-name="P36"><text:span text:style-name="T11">Die Schranke U für einen erfolgreichen Versuch liegt bei 2x</text:span><text:span text:style-name="T5"> ̃</text:span><text:span text:style-name="T11"> = 8 ms. Der Median der Nachrichtenlaufzeit beträgt x = 4 ms, daher ist die </text:span><text:span text:style-name="T19">Round Trip Time </text:span><text:span text:style-name="T30">in der Hälfte aller Versuche bei </text:span><text:span text:style-name="T19">D ≤ 8 ms </text:span><text:span text:style-name="T30">(und damit </text:span><text:span text:style-name="T19">D ≤ U</text:span><text:span text:style-name="T30">).</text:span><text:span text:style-name="T19"> </text:span><text:span text:style-name="T30">D</text:span><text:span text:style-name="T19">araus folgt die Wahrscheinlichkeit p = 0,5.</text:span></text:p>
      <text:p text:style-name="P30"><text:span text:style-name="T19">q = p</text:span><text:span text:style-name="T17">k</text:span></text:p>
      <text:p text:style-name="P30"><text:span text:style-name="T20">10</text:span><text:span text:style-name="T17">-6</text:span><text:span text:style-name="T20"> = 0,5</text:span><text:span text:style-name="T17">k</text:span></text:p>
      <text:p text:style-name="P30"><text:span text:style-name="T20">k = log</text:span><text:span text:style-name="T13">0,5</text:span><text:span text:style-name="T20">10</text:span><text:span text:style-name="T17">-6</text:span></text:p>
      <text:p text:style-name="P33">k = 19.9315685693241740...</text:p>
      <text:p text:style-name="P26">Der Rechner muss für die gegebene Wahrscheinlichkeit maximal 20 Synchronisationsversuche durchführen.</text:p>
      <text:p text:style-name="P10"/>
      <text:p text:style-name="P12">b)  Wie hoch ist die erwartete Anzahl der Versuche bis zum Erfolg? </text:p>
      <text:p text:style-name="P34">E = 1/(1–p)</text:p>
      <text:p text:style-name="P34">E = 1/(1–0,5)</text:p>
      <text:p text:style-name="P34">E = 1/0,5</text:p>
      <text:p text:style-name="P34">E = 2</text:p>
      <text:p text:style-name="Standard">Erwartete Anzahl der Versuche bis zum Erfolg <text:span text:style-name="T21">ist </text:span>E = <text:span text:style-name="T21">2.</text:span></text:p>
      <text:p text:style-name="P12"/>
      <text:p text:style-name="P12">c)  Wie hoch ist der maximale Fehler einer Anpassung?</text:p>
      <text:p text:style-name="P32">e<text:span text:style-name="T12">max</text:span> = D / 2 – <text:span text:style-name="T21">x</text:span><text:span text:style-name="T12">min</text:span></text:p>
      <text:p text:style-name="P31">e<text:span text:style-name="T12">max</text:span> = <text:span text:style-name="T21">8 ms</text:span> / 2 – <text:span text:style-name="T21">2 ms</text:span></text:p>
      <text:p text:style-name="P31"><text:span text:style-name="T21">e</text:span><text:span text:style-name="T15">max</text:span><text:span text:style-name="T21"> = 4 ms – 2 ms</text:span></text:p>
      <text:p text:style-name="P31">e<text:span text:style-name="T12">max</text:span> = <text:span text:style-name="T21">2 ms</text:span></text:p>
      <text:p text:style-name="P24"><text:span text:style-name="T9">In diesem Beispiel könnte der Maximale Fehler bei einer Nachrichtenlaufzeit von 8 ms als Schranke für einen erfolgreichen Versuch zu einem maximalen Fehler von e</text:span><text:span text:style-name="T14">max</text:span><text:span text:style-name="T9"> = 2 ms führen. </text:span><text:s/></text:p>
      <text:p text:style-name="P12"/>
      <text:p text:style-name="P13">d)  Wie groß sind das minimale und das maximale Synchronisationsintervall ∆<text:span text:style-name="T12">min</text:span> und ∆<text:span text:style-name="T12">max</text:span> zu wä<text:span text:style-name="T22">h</text:span>len, damit die Abweichung der Uhr von der Referenzuhr immer kleiner als 4 ms ist, solange die Synchronisation nicht verloren geht?</text:p>
      <text:p text:style-name="P24">Damit die Abweichung unter d bleibt, darf nach einem erfolgreichen Versuch mit Fehler e höchstens Δ= ρ<text:span text:style-name="T18">–1</text:span> (d – e) bis zum nächsten Erfolg vergehen </text:p>
      <text:p text:style-name="P24">&gt; Minimales Synchronisationsintervall <draw:frame draw:style-name="fr1" draw:name="Objekt1" text:anchor-type="as-char" svg:y="-0.445cm" svg:width="3.851cm" svg:height="0.598cm" draw:z-index="0"><draw:object xlink:href="./Object 2" xlink:type="simple" xlink:show="embed" xlink:actuate="onLoad"/><draw:image xlink:href="./ObjectReplacements/Object 2" xlink:type="simple" xlink:show="embed" xlink:actuate="onLoad"/></draw:frame> </text:p>
      <text:p text:style-name="P24"><text:soft-page-break/>&gt; Maximales Synchronisationsintervall<draw:frame draw:style-name="fr1" draw:name="Objekt2" text:anchor-type="as-char" svg:y="-0.445cm" svg:width="2.621cm" svg:height="0.534cm" draw:z-index="1"><draw:object xlink:href="./Object 3" xlink:type="simple" xlink:show="embed" xlink:actuate="onLoad"/><draw:image xlink:href="./ObjectReplacements/Object 3" xlink:type="simple" xlink:show="embed" xlink:actuate="onLoad"/></draw:frame></text:p>
      <text:p text:style-name="Standard"/>
      <text:p text:style-name="Standard"><draw:frame draw:style-name="fr1" draw:name="Objekt3" text:anchor-type="as-char" svg:y="-0.621cm" svg:width="6.66cm" svg:height="1.06cm" draw:z-index="2"><draw:object xlink:href="./Object 4" xlink:type="simple" xlink:show="embed" xlink:actuate="onLoad"/><draw:image xlink:href="./ObjectReplacements/Object 4" xlink:type="simple" xlink:show="embed" xlink:actuate="onLoad"/><svg:desc>Formel</svg:desc></draw:frame></text:p>
      <text:p text:style-name="Standard"><draw:frame draw:style-name="fr1" draw:name="Objekt4" text:anchor-type="as-char" svg:y="-0.621cm" svg:width="5.369cm" svg:height="1.06cm" draw:z-index="3"><draw:object xlink:href="./Object 5" xlink:type="simple" xlink:show="embed" xlink:actuate="onLoad"/><draw:image xlink:href="./ObjectReplacements/Object 5" xlink:type="simple" xlink:show="embed" xlink:actuate="onLoad"/><svg:desc>Formel</svg:desc></draw:frame></text:p>
      <text:p text:style-name="P4">Das minimale Synchronisationsintervall liegt bei 200 s, das maximale Synchronisationsintervall liegt bei 400 s.</text:p>
      <text:p text:style-name="P3"/>
      <text:p text:style-name="P15">Aufgabe 6.2: Physische Uhren </text:p>
      <text:p text:style-name="P9">Erläutern Sie, unter welchen Bedingungen Zeitstempel, die nur durch das Ablesen einer lokalen physischen Uhr gewonnen werden, die Uhrenbedingung erfüllen.</text:p>
      <text:p text:style-name="P11">a) Welche Bedingungen muss jede lokale Uhr erfüllen? </text:p>
      <text:p text:style-name="P20"><text:span text:style-name="T23">Die lokale Uhr muss eine korrekte Uhr sein (Drift &lt; </text:span><text:span text:style-name="T24">∞</text:span><text:span text:style-name="T23">), die abgelesenen Zeitstempel müssen streng monoton wachsend sein.</text:span></text:p>
      <text:p text:style-name="P14"/>
      <text:p text:style-name="P11">b) Welche Bedingungen muss jedes Paar von Uhren erfüllen?</text:p>
      <text:p text:style-name="P22">Der Unterschied in der Uhrzeit zwischen zwei physischen Uhren muss kleiner sein als die minimale Nachrichtenlaufzeit zwischen diesen beiden Uhren.</text:p>
      <text:p text:style-name="P21"><text:span text:style-name="T25">Damit der Uhrzeit-Unterschied durch unterschiedliche Driften nicht zu groß wird, müssten diese Uhren synchronisiert werden (womit sie </text:span><text:span text:style-name="T27">aber</text:span><text:span text:style-name="T25"> nicht nur abgelesen sondern auch gestellt werden).</text:span></text:p>
      <text:p text:style-name="P11"/>
      <text:p text:style-name="P11">c) Ist es möglich, mit physischen Uhren auch die Umkehrung der Uhrenbedingung zu erfüllen?</text:p>
      <text:p text:style-name="P22">Wenn der Unterschied in der Uhrzeit zwischen zwei physischen Uhren größer ist als die tatsächliche Nachrichtenlaufzeit zwischen diesen beiden Uhren (und die empfangende Uhr eine kleinere Zeit hat als die sendende Uhr), dann ist die Uhrenbedingung durch Ablesen der Zeitstempel nicht mehr gewährleistet, sondern die kausale Ordnung wird umgekehrt.</text:p>
      <text:p text:style-name="P9"/>
      <text:p text:style-name="P7">Aufgabe 6.3: Kausale Ordnung und Nachrichtenaustausch </text:p>
      <text:p text:style-name="P9">In der Vorlesung wurde das Konzept des ”kausalen Broadcast“ als Anwendung der Vektoruhren vorgestellt. Für die korrekte Arbeitsweise war es notwendig, dass alle Nachrichten jeweils an alle Stationen gesendet werden. </text:p>
      <text:p text:style-name="P9">Versuchen Sie, das Verfahren so zu modifizieren, dass diese Anforderung nicht mehr notwendig ist. Die kausale Ordnung soll also auch dann eingehalten werden, wenn jede Nachricht nur an einen Prozess geschickt wird. </text:p>
      <text:p text:style-name="P9"/>
      <text:p text:style-name="P9">a) Warum reicht der beim kausalen Broadcast verwendete Vektor hierfür als alleiniger Informationsträger nicht mehr aus? </text:p>
      <text:p text:style-name="P16"><text:span text:style-name="T7">Wenn wir einfach auf den Vektor als Informationsträger setzen würden, hätten wir das Problem, dass Nachrichten nicht verarbeitet werden, sobald ein Prozess eine Nachricht erhält deren vorhergehende </text:span><text:span text:style-name="T28">(kausal abhängige)</text:span><text:span text:style-name="T7"> Nachricht nicht an ihn gerichtet war. </text:span><text:span text:style-name="T8">Damit wäre die Bedingung, dass keine Nachricht von beliebigem Prozess P</text:span><text:span text:style-name="T16">k</text:span><text:span text:style-name="T8"> fehlt, nicht erfüllt.</text:span></text:p>
      <text:p text:style-name="P16"/>
      <text:p text:style-name="P9">b) Welche Datenstruktur müsste gewählt werden, und welchen Einfluss hat diese <text:span text:style-name="T6">Ä</text:span>nderung auf die Auslieferungsbedingung und die Aktualisierung? </text:p>
      <text:p text:style-name="P23"><text:span text:style-name="T26">Mit jeder </text:span><text:span text:style-name="T28">kausal abhängigen</text:span><text:span text:style-name="T26"> Nachricht müsste </text:span><text:span text:style-name="T28">die ID des Knoten verschickt werden, von dem die letzte vorangehende Nachricht kam. Für nicht kausal abhängige Nachrichten wird dieser Wert einfach nicht gesetzt. <text:s/>Erhält ein Knoten nun eine Nachricht in der diese ID gesetzt ist, wartet er ab, bis er die vorangehende Nachricht (durch den Zeitstempel erkennbar) von dem Knoten mit der jeweiligen ID erhalten hat. </text:span></text:p>
      <text:p text:style-name="P35">Dabei ist rekursiv vorzugehen, wenn die vorangehende Nachricht wieder den ID-Wert gesetzt hat. </text:p>
      <text:p text:style-name="P17"><text:soft-page-break/>Einfaches Beispiel:</text:p>
      <text:p text:style-name="P18"><draw:g text:anchor-type="paragraph" draw:z-index="4" draw:style-name="gr1"><draw:line draw:style-name="gr2" draw:text-style-name="P37" svg:x1="1.3cm" svg:y1="0.612cm" svg:x2="17.1cm" svg:y2="0.612cm"><text:p/></draw:line><draw:line draw:style-name="gr2" draw:text-style-name="P37" svg:x1="1.3cm" svg:y1="2.511cm" svg:x2="17.1cm" svg:y2="2.511cm"><text:p/></draw:line><draw:line draw:style-name="gr2" draw:text-style-name="P37" svg:x1="1.3cm" svg:y1="4.512cm" svg:x2="17.1cm" svg:y2="4.512cm"><text:p/></draw:line><draw:frame draw:style-name="gr3" draw:text-style-name="P39" svg:width="1.281cm" svg:height="0.983cm" svg:x="0cm" svg:y="0.011cm"><draw:text-box><text:p text:style-name="P38"><text:span text:style-name="T31">P1</text:span></text:p></draw:text-box></draw:frame><draw:frame draw:style-name="gr3" draw:text-style-name="P39" svg:width="1.281cm" svg:height="0.983cm" svg:x="0.002cm" svg:y="2.011cm"><draw:text-box><text:p text:style-name="P38"><text:span text:style-name="T31">P2</text:span></text:p></draw:text-box></draw:frame><draw:frame draw:style-name="gr3" draw:text-style-name="P39" svg:width="1.281cm" svg:height="0.983cm" svg:x="0.002cm" svg:y="4.013cm"><draw:text-box><text:p text:style-name="P38"><text:span text:style-name="T31">P3</text:span></text:p></draw:text-box></draw:frame><draw:line draw:style-name="gr4" draw:text-style-name="P37" svg:x1="2cm" svg:y1="0.612cm" svg:x2="4cm" svg:y2="4.512cm"><text:p/></draw:line><draw:line draw:style-name="gr4" draw:text-style-name="P37" svg:x1="2cm" svg:y1="0.612cm" svg:x2="12.3cm" svg:y2="2.512cm"><text:p/></draw:line><draw:line draw:style-name="gr4" draw:text-style-name="P37" svg:x1="4.5cm" svg:y1="4.511cm" svg:x2="6.4cm" svg:y2="2.511cm"><text:p/></draw:line><draw:frame draw:style-name="gr3" draw:text-style-name="P40" svg:width="1.729cm" svg:height="1.227cm" svg:x="0.801cm" svg:y="1.011cm"><draw:text-box><text:p text:style-name="P38"><text:span text:style-name="T32">(1,0,0)</text:span></text:p><text:p text:style-name="P38"><text:span text:style-name="T32">0</text:span></text:p></draw:text-box></draw:frame><draw:frame draw:style-name="gr3" draw:text-style-name="P40" svg:width="1.729cm" svg:height="1.227cm" svg:x="5.2cm" svg:y="3.211cm"><draw:text-box><text:p text:style-name="P38"><text:span text:style-name="T32">(1,0,2)</text:span></text:p><text:p text:style-name="P38"><text:span text:style-name="T32">1</text:span></text:p></draw:text-box></draw:frame><draw:frame draw:style-name="gr3" draw:text-style-name="P40" svg:width="1.729cm" svg:height="1.227cm" svg:x="8.274cm" svg:y="0.611cm"><draw:text-box><text:p text:style-name="P38"><text:span text:style-name="T32">(1,0,0)</text:span></text:p><text:p text:style-name="P38"><text:span text:style-name="T32">0</text:span></text:p></draw:text-box></draw:frame><draw:custom-shape draw:style-name="gr5" draw:text-style-name="P37" svg:width="0.301cm" svg:height="0.301cm" svg:x="4.099cm" svg:y="4.311cm"><text:p/><draw:enhanced-geometry svg:viewBox="0 0 21600 21600" draw:type="rectangle" draw:enhanced-path="M 0 0 L 21600 0 21600 21600 0 21600 0 0 Z N"/></draw:custom-shape><draw:custom-shape draw:style-name="gr5" draw:text-style-name="P37" svg:width="0.301cm" svg:height="0.301cm" svg:x="12.4cm" svg:y="2.311cm"><text:p/><draw:enhanced-geometry svg:viewBox="0 0 21600 21600" draw:type="rectangle" draw:enhanced-path="M 0 0 L 21600 0 21600 21600 0 21600 0 0 Z N"/></draw:custom-shape><draw:custom-shape draw:style-name="gr5" draw:text-style-name="P37" svg:width="0.301cm" svg:height="0.301cm" svg:x="12.801cm" svg:y="2.311cm"><text:p/><draw:enhanced-geometry svg:viewBox="0 0 21600 21600" draw:type="rectangle" draw:enhanced-path="M 0 0 L 21600 0 21600 21600 0 21600 0 0 Z N"/></draw:custom-shape><draw:path draw:style-name="gr6" draw:text-style-name="P37" svg:width="6.427cm" svg:height="0.587cm" draw:transform="skewX (0.164759081388265) rotate (-0.0328121899374943) translate (6.5cm 2.51058333333332cm)" svg:viewBox="0 0 6428 588" svg:d="m0 0c3308 1245 6428 126 6428 126"><text:p/></draw:path></draw:g></text:p>
      <text:p text:style-name="P19"><text:span text:style-name="T28">Wenn P2 die Nachricht von P3 empfängt steht seine Vektoruhr auf (0,0,0). Die Nachricht von P3 enhält die Knoten-ID 1 und die Vektoruhr (1,</text:span><text:span text:style-name="T29">0,2</text:span><text:span text:style-name="T28">). Damit weiß P2, dass zum Verarbeiten der Nachricht noch eine frühere von P1 nötig ist und wartet auf die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1"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1T11:22:40.80</meta:creation-date>
    <dc:date>2012-12-12T20:06:22.89</dc:date>
    <meta:editing-duration>PT12H2M49S</meta:editing-duration>
    <meta:editing-cycles>51</meta:editing-cycles>
    <meta:generator>LibreOffice/3.6$Windows_x86 LibreOffice_project/58f22d5-270d05a-e2abed1-ea17a85-9b5702</meta:generator>
    <meta:document-statistic meta:table-count="0" meta:image-count="0" meta:object-count="4" meta:page-count="3" meta:paragraph-count="54" meta:word-count="798" meta:character-count="5202" meta:non-whitespace-character-count="4430"/>
  </office:meta>
</office:document-meta>
</file>

<file path=Object 2/content.xml><?xml version="1.0" encoding="utf-8"?>
<math xmlns="http://www.w3.org/1998/Math/MathML">
  <semantics>
    <mrow>
      <mrow>
        <mi mathvariant="italic">Δmin</mi>
        <mo stretchy="false">=</mo>
        <msup>
          <mi>ρ</mi>
          <mrow>
            <mo stretchy="false">(</mo>
            <mrow>
              <mi>–</mi>
              <mn>1</mn>
            </mrow>
            <mo stretchy="false">)</mo>
          </mrow>
        </msup>
      </mrow>
      <mrow>
        <mo stretchy="false">(</mo>
        <mrow>
          <mi>d</mi>
          <mi>–</mi>
          <msub>
            <mi>e</mi>
            <mi mathvariant="italic">max</mi>
          </msub>
        </mrow>
        <mo stretchy="false">)</mo>
      </mrow>
    </mrow>
    <annotation encoding="StarMath 5.0">Δmin = ρ^(–1) (d – e_max)</annotation>
  </semantics>
</math>
</file>

<file path=Object 3/content.xml><?xml version="1.0" encoding="utf-8"?>
<math xmlns="http://www.w3.org/1998/Math/MathML">
  <semantics>
    <mrow>
      <mrow>
        <mi mathvariant="italic">Δmax</mi>
        <mo stretchy="false">=</mo>
        <msup>
          <mi>ρ</mi>
          <mrow>
            <mo stretchy="false">(</mo>
            <mrow>
              <mi>–</mi>
              <mn>1</mn>
            </mrow>
            <mo stretchy="false">)</mo>
          </mrow>
        </msup>
      </mrow>
      <mi>d</mi>
    </mrow>
    <annotation encoding="StarMath 5.0">Δmax = ρ^(–1) d</annotation>
  </semantics>
</math>
</file>

<file path=Object 4/content.xml><?xml version="1.0" encoding="utf-8"?>
<math xmlns="http://www.w3.org/1998/Math/MathML">
  <semantics>
    <mrow>
      <mrow>
        <mi mathvariant="italic">Δmin</mi>
        <mo stretchy="false">=</mo>
        <mfrac>
          <mrow>
            <mn>1</mn>
          </mrow>
          <mrow>
            <msup>
              <mn>10</mn>
              <mrow>
                <mo stretchy="false">−</mo>
                <mn>5</mn>
              </mrow>
            </msup>
          </mrow>
        </mfrac>
      </mrow>
      <mrow>
        <mrow>
          <mo stretchy="false">(</mo>
          <mrow>
            <mn>4</mn>
            <mi mathvariant="italic">ms</mi>
            <mi>–</mi>
            <mn>2ms</mn>
          </mrow>
          <mo stretchy="false">)</mo>
        </mrow>
        <mo stretchy="false">=</mo>
        <mn>200000</mn>
      </mrow>
      <mi mathvariant="italic">ms</mi>
    </mrow>
    <annotation encoding="StarMath 5.0">Δmin = {1}over{10^-5} (4 ms – 2ms) =  200000 ms</annotation>
  </semantics>
</math>
</file>

<file path=Object 5/content.xml><?xml version="1.0" encoding="utf-8"?>
<math xmlns="http://www.w3.org/1998/Math/MathML">
  <semantics>
    <mrow>
      <mrow>
        <mi mathvariant="italic">Δmax</mi>
        <mo stretchy="false">=</mo>
        <mfrac>
          <mrow>
            <mn>1</mn>
          </mrow>
          <mrow>
            <msup>
              <mn>10</mn>
              <mrow>
                <mo stretchy="false">−</mo>
                <mn>5</mn>
              </mrow>
            </msup>
          </mrow>
        </mfrac>
      </mrow>
      <mn>4</mn>
      <mrow>
        <mi mathvariant="italic">ms</mi>
        <mo stretchy="false">=</mo>
        <mn>400000</mn>
      </mrow>
      <mi mathvariant="italic">ms</mi>
    </mrow>
    <annotation encoding="StarMath 5.0">Δmax = {1}over{10^-5} 4 ms = 400000 ms</annotation>
  </semantics>
</math>
</file>